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65in"/>
    </style:style>
    <style:style style:name="co3" style:family="table-column">
      <style:table-column-properties fo:break-before="auto" style:column-width="0.489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4689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3016in"/>
    </style:style>
    <style:style style:name="co8" style:family="table-column">
      <style:table-column-properties fo:break-before="auto" style:column-width="0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1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8" table:number-columns-repeated="4" table:default-cell-style-name="Default"/>
        <table:table-column table:style-name="co1" table:number-columns-repeated="2" table:default-cell-style-name="Default"/>
        <table:table-column table:style-name="co8" table:number-columns-repeated="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9.5" calcext:value-type="float">
            <text:p>-29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3.5" calcext:value-type="float">
            <text:p>-23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7.5" calcext:value-type="float">
            <text:p>-17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1.5" calcext:value-type="float">
            <text:p>-11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5.5" calcext:value-type="float">
            <text:p>-5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0.5" calcext:value-type="float">
            <text:p>0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6.5" calcext:value-type="float">
            <text:p>6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2.5" calcext:value-type="float">
            <text:p>12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8.5" calcext:value-type="float">
            <text:p>18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9.5" calcext:value-type="float">
            <text:p>-29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1.5" calcext:value-type="float">
            <text:p>-11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.5" calcext:value-type="float">
            <text:p>-5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0</text:p>
          </table:table-cell>
          <table:table-cell office:value-type="float" office:value="27" calcext:value-type="float">
            <text:p>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9.5" calcext:value-type="float">
            <text:p>29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3.5" calcext:value-type="float">
            <text:p>23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7.5" calcext:value-type="float">
            <text:p>17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1.5" calcext:value-type="float">
            <text:p>11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5.5" calcext:value-type="float">
            <text:p>5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0.5" calcext:value-type="float">
            <text:p>-0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6.5" calcext:value-type="float">
            <text:p>-6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2.5" calcext:value-type="float">
            <text:p>-12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8.5" calcext:value-type="float">
            <text:p>-18.5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.5" calcext:value-type="float">
            <text:p>-6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2.5" calcext:value-type="float">
            <text:p>-12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8.5" calcext:value-type="float">
            <text:p>-18.50</text:p>
          </table:table-cell>
          <table:table-cell office:value-type="float" office:value="-27" calcext:value-type="float">
            <text:p>-27.00</text:p>
          </table:table-cell>
          <table:table-cell office:value-type="float" office:value="-4.5" calcext:value-type="float">
            <text:p>-4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9.5" calcext:value-type="float">
            <text:p>-29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3.5" calcext:value-type="float">
            <text:p>-23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7.5" calcext:value-type="float">
            <text:p>-17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1.5" calcext:value-type="float">
            <text:p>-11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5.5" calcext:value-type="float">
            <text:p>-5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6.5" calcext:value-type="float">
            <text:p>6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2.5" calcext:value-type="float">
            <text:p>12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8.5" calcext:value-type="float">
            <text:p>18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9.5" calcext:value-type="float">
            <text:p>-29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1.5" calcext:value-type="float">
            <text:p>-11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.5" calcext:value-type="float">
            <text:p>-5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0</text:p>
          </table:table-cell>
          <table:table-cell office:value-type="float" office:value="27" calcext:value-type="float">
            <text:p>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9.5" calcext:value-type="float">
            <text:p>29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3.5" calcext:value-type="float">
            <text:p>23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7.5" calcext:value-type="float">
            <text:p>17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1.5" calcext:value-type="float">
            <text:p>11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5.5" calcext:value-type="float">
            <text:p>5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0.5" calcext:value-type="float">
            <text:p>-0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6.5" calcext:value-type="float">
            <text:p>-6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2.5" calcext:value-type="float">
            <text:p>-12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8.5" calcext:value-type="float">
            <text:p>-18.5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.5" calcext:value-type="float">
            <text:p>-6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2.5" calcext:value-type="float">
            <text:p>-12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8.5" calcext:value-type="float">
            <text:p>-18.50</text:p>
          </table:table-cell>
          <table:table-cell office:value-type="float" office:value="-27" calcext:value-type="float">
            <text:p>-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9.5" calcext:value-type="float">
            <text:p>-29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3.5" calcext:value-type="float">
            <text:p>-23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7.5" calcext:value-type="float">
            <text:p>-17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1.5" calcext:value-type="float">
            <text:p>-11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5.5" calcext:value-type="float">
            <text:p>-5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0.5" calcext:value-type="float">
            <text:p>0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6.5" calcext:value-type="float">
            <text:p>6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2.5" calcext:value-type="float">
            <text:p>12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8.5" calcext:value-type="float">
            <text:p>18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9.5" calcext:value-type="float">
            <text:p>-29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1.5" calcext:value-type="float">
            <text:p>-11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.5" calcext:value-type="float">
            <text:p>-5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0</text:p>
          </table:table-cell>
          <table:table-cell office:value-type="float" office:value="27" calcext:value-type="float">
            <text:p>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9.5" calcext:value-type="float">
            <text:p>29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3.5" calcext:value-type="float">
            <text:p>23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7.5" calcext:value-type="float">
            <text:p>17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1.5" calcext:value-type="float">
            <text:p>11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5.5" calcext:value-type="float">
            <text:p>5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0.5" calcext:value-type="float">
            <text:p>-0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6.5" calcext:value-type="float">
            <text:p>-6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2.5" calcext:value-type="float">
            <text:p>-12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8.5" calcext:value-type="float">
            <text:p>-18.5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.5" calcext:value-type="float">
            <text:p>-6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2.5" calcext:value-type="float">
            <text:p>-12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8.5" calcext:value-type="float">
            <text:p>-18.50</text:p>
          </table:table-cell>
          <table:table-cell office:value-type="float" office:value="-27" calcext:value-type="float">
            <text:p>-27.00</text:p>
          </table:table-cell>
          <table:table-cell office:value-type="float" office:value="7.5" calcext:value-type="float">
            <text:p>7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9.5" calcext:value-type="float">
            <text:p>-29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3.5" calcext:value-type="float">
            <text:p>-23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7.5" calcext:value-type="float">
            <text:p>-17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1.5" calcext:value-type="float">
            <text:p>-11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5.5" calcext:value-type="float">
            <text:p>-5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0.5" calcext:value-type="float">
            <text:p>0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6.5" calcext:value-type="float">
            <text:p>6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2.5" calcext:value-type="float">
            <text:p>12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8.5" calcext:value-type="float">
            <text:p>18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9.5" calcext:value-type="float">
            <text:p>-29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1.5" calcext:value-type="float">
            <text:p>-11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.5" calcext:value-type="float">
            <text:p>-5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0</text:p>
          </table:table-cell>
          <table:table-cell office:value-type="float" office:value="27" calcext:value-type="float">
            <text:p>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9.5" calcext:value-type="float">
            <text:p>29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3.5" calcext:value-type="float">
            <text:p>23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7.5" calcext:value-type="float">
            <text:p>17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1.5" calcext:value-type="float">
            <text:p>11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5.5" calcext:value-type="float">
            <text:p>5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0.5" calcext:value-type="float">
            <text:p>-0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6.5" calcext:value-type="float">
            <text:p>-6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2.5" calcext:value-type="float">
            <text:p>-12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8.5" calcext:value-type="float">
            <text:p>-18.5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.5" calcext:value-type="float">
            <text:p>-6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2.5" calcext:value-type="float">
            <text:p>-12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8.5" calcext:value-type="float">
            <text:p>-18.50</text:p>
          </table:table-cell>
          <table:table-cell office:value-type="float" office:value="-27" calcext:value-type="float">
            <text:p>-27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9.5" calcext:value-type="float">
            <text:p>-29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3.5" calcext:value-type="float">
            <text:p>-23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7.5" calcext:value-type="float">
            <text:p>-17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1.5" calcext:value-type="float">
            <text:p>-11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5.5" calcext:value-type="float">
            <text:p>-5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0.5" calcext:value-type="float">
            <text:p>0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6.5" calcext:value-type="float">
            <text:p>6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2.5" calcext:value-type="float">
            <text:p>12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8.5" calcext:value-type="float">
            <text:p>18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9.5" calcext:value-type="float">
            <text:p>-29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1.5" calcext:value-type="float">
            <text:p>-11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.5" calcext:value-type="float">
            <text:p>-5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0</text:p>
          </table:table-cell>
          <table:table-cell office:value-type="float" office:value="27" calcext:value-type="float">
            <text:p>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9.5" calcext:value-type="float">
            <text:p>29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3.5" calcext:value-type="float">
            <text:p>23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7.5" calcext:value-type="float">
            <text:p>17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1.5" calcext:value-type="float">
            <text:p>11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5.5" calcext:value-type="float">
            <text:p>5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0.5" calcext:value-type="float">
            <text:p>-0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6.5" calcext:value-type="float">
            <text:p>-6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2.5" calcext:value-type="float">
            <text:p>-12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8.5" calcext:value-type="float">
            <text:p>-18.5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.5" calcext:value-type="float">
            <text:p>-6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2.5" calcext:value-type="float">
            <text:p>-12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8.5" calcext:value-type="float">
            <text:p>-18.50</text:p>
          </table:table-cell>
          <table:table-cell office:value-type="float" office:value="-27" calcext:value-type="float">
            <text:p>-27.00</text:p>
          </table:table-cell>
          <table:table-cell office:value-type="float" office:value="19.5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9.5" calcext:value-type="float">
            <text:p>-29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3.5" calcext:value-type="float">
            <text:p>-23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7.5" calcext:value-type="float">
            <text:p>-17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1.5" calcext:value-type="float">
            <text:p>-11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5.5" calcext:value-type="float">
            <text:p>-5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0.5" calcext:value-type="float">
            <text:p>0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6.5" calcext:value-type="float">
            <text:p>6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2.5" calcext:value-type="float">
            <text:p>12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8.5" calcext:value-type="float">
            <text:p>18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9.5" calcext:value-type="float">
            <text:p>-29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1.5" calcext:value-type="float">
            <text:p>-11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.5" calcext:value-type="float">
            <text:p>-5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0</text:p>
          </table:table-cell>
          <table:table-cell office:value-type="float" office:value="27" calcext:value-type="float">
            <text:p>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9.5" calcext:value-type="float">
            <text:p>29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3.5" calcext:value-type="float">
            <text:p>23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7.5" calcext:value-type="float">
            <text:p>17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1.5" calcext:value-type="float">
            <text:p>11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5.5" calcext:value-type="float">
            <text:p>5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0.5" calcext:value-type="float">
            <text:p>-0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6.5" calcext:value-type="float">
            <text:p>-6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2.5" calcext:value-type="float">
            <text:p>-12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8.5" calcext:value-type="float">
            <text:p>-18.5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.5" calcext:value-type="float">
            <text:p>-6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2.5" calcext:value-type="float">
            <text:p>-12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8.5" calcext:value-type="float">
            <text:p>-18.50</text:p>
          </table:table-cell>
          <table:table-cell office:value-type="float" office:value="-27" calcext:value-type="float">
            <text:p>-27.00</text:p>
          </table:table-cell>
          <table:table-cell office:value-type="float" office:value="25.5" calcext:value-type="float">
            <text:p>25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27" calcext:value-type="float">
            <text:p>-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21" calcext:value-type="float">
            <text:p>-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15" calcext:value-type="float">
            <text:p>-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9" calcext:value-type="float">
            <text:p>-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-3" calcext:value-type="float">
            <text:p>-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-3" calcext:value-type="float">
            <text:p>-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-3" calcext:value-type="float">
            <text:p>-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-3" calcext:value-type="float">
            <text:p>-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-3" calcext:value-type="float">
            <text:p>-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-3" calcext:value-type="float">
            <text:p>-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-3" calcext:value-type="float">
            <text:p>-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-3" calcext:value-type="float">
            <text:p>-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3" calcext:value-type="float">
            <text:p>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3" calcext:value-type="float">
            <text:p>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3" calcext:value-type="float">
            <text:p>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3" calcext:value-type="float">
            <text:p>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3" calcext:value-type="float">
            <text:p>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9" calcext:value-type="float">
            <text:p>9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.00</text:p>
          </table:table-cell>
          <table:table-cell office:value-type="float" office:value="21" calcext:value-type="float">
            <text:p>21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</text:p>
          </table:table-cell>
          <table:table-cell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.00</text:p>
          </table:table-cell>
          <table:table-cell office:value-type="float" office:value="35" calcext:value-type="float">
            <text:p>35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1"/>
        </table:table-row>
        <table:table-row table:style-name="ro1" table:number-rows-repeated="104826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1:40:44.010496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27T11:44:28.657782322</dc:date>
    <meta:editing-duration>PT7M44S</meta:editing-duration>
    <meta:editing-cycles>8</meta:editing-cycles>
    <meta:document-statistic meta:table-count="1" meta:cell-count="4993" meta:object-count="0"/>
  </office:meta>
</office:document-meta>
</file>